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PrecompileWrapper.pre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PrecompileWrapp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PrecompileWrappe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PrecompileWrapper.processXMAP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PrecompileWrapper.s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PPrecompileWrapper.precompile( String fileName , Environment environment , String markupLanguage , String programming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SPPrecompileWrapper.recursivelyPrecompile( File contextDir ,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PPrecompileWrapper.main( String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SPPrecompileWrapper.processXSP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